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9479in" table:align="left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2.6944in"/>
    </style:style>
    <style:style style:name="Table1.C" style:family="table-column">
      <style:table-column-properties style:column-width="1.603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e95d6" officeooo:paragraph-rsid="000e95d6"/>
    </style:style>
    <style:style style:name="P2" style:family="paragraph" style:parent-style-name="Standard">
      <style:text-properties style:font-name="serif" fo:font-size="13.5pt"/>
    </style:style>
    <style:style style:name="P3" style:family="paragraph" style:parent-style-name="Standard">
      <style:text-properties style:font-name="serif" fo:font-size="13.5pt" officeooo:rsid="000e95d6" officeooo:paragraph-rsid="000e95d6"/>
    </style:style>
    <style:style style:name="P4" style:family="paragraph" style:parent-style-name="Standard">
      <style:text-properties style:font-name="serif" fo:font-size="13.5pt"/>
    </style:style>
    <style:style style:name="T1" style:family="text">
      <style:text-properties officeooo:rsid="00108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overall testing time for the paper-delivered GRE® General Test is about three hours and 30 minutes. There are six sections with a 10-minute break following the second section.</text:p>
      <text:h text:style-name="Heading_20_2" text:outline-level="2">Structure of the Paper-delivered Tes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asure</text:p>
            </table:table-cell>
            <table:table-cell table:style-name="Table1.A1" office:value-type="string">
              <text:p text:style-name="Table_20_Heading">Number of Questions</text:p>
            </table:table-cell>
            <table:table-cell table:style-name="Table1.A1" office:value-type="string">
              <text:p text:style-name="Table_20_Heading">Allotted Time</text:p>
            </table:table-cell>
          </table:table-row>
        </table:table-header-rows>
        <table:table-row>
          <table:table-cell table:style-name="Table1.A1" office:value-type="string">
            <text:p text:style-name="Table_20_Contents">Analytical Writing<text:line-break/>(Two sections)</text:p>
          </table:table-cell>
          <table:table-cell table:style-name="Table1.A1" office:value-type="string">
            <text:p text:style-name="Table_20_Contents">Section 1: "Analyze an Issue" task<text:line-break/>Section 2: "Analyze an Argument" task</text:p>
          </table:table-cell>
          <table:table-cell table:style-name="Table1.A1" office:value-type="string">
            <text:p text:style-name="Table_20_Contents">30 minutes per section</text:p>
          </table:table-cell>
        </table:table-row>
        <table:table-row>
          <table:table-cell table:style-name="Table1.A1" office:value-type="string">
            <text:p text:style-name="Table_20_Contents">Verbal Reasoning<text:line-break/>(Two sections)</text:p>
          </table:table-cell>
          <table:table-cell table:style-name="Table1.A1" office:value-type="string">
            <text:p text:style-name="Table_20_Contents">25 questions per section</text:p>
          </table:table-cell>
          <table:table-cell table:style-name="Table1.A1" office:value-type="string">
            <text:p text:style-name="Table_20_Contents">35 minutes per section</text:p>
          </table:table-cell>
        </table:table-row>
        <table:table-row>
          <table:table-cell table:style-name="Table1.A1" office:value-type="string">
            <text:p text:style-name="Table_20_Contents">Quantitative Reasoning<text:line-break/>(Two sections)</text:p>
          </table:table-cell>
          <table:table-cell table:style-name="Table1.A1" office:value-type="string">
            <text:p text:style-name="Table_20_Contents">25 questions per section</text:p>
          </table:table-cell>
          <table:table-cell table:style-name="Table1.A1" office:value-type="string">
            <text:p text:style-name="Table_20_Contents">40 minutes per section</text:p>
          </table:table-cell>
        </table:table-row>
      </table:table>
      <text:p text:style-name="Standard"/>
      <text:p text:style-name="P1">Апрель Май Июнь июль <text:span text:style-name="T1">август нет</text:span></text:p>
      <text:p text:style-name="P1">You can take the computer-delivered GRE General Test once every 21 days, up to five times within any continuous rolling 12-month period (365 days). This applies even if you canceled your scores on a test taken previously. You may take the paper-delivered GRE General Test as often as it is offered.</text:p>
      <text:p text:style-name="P1"/>
      <text:p text:style-name="P3">Scores on the paper-delivered G</text:p>
      <text:p text:style-name="P2">R</text:p>
      <text:p text:style-name="P2">E General T</text:p>
      <text:p text:style-name="P2">est are </text:p>
      <text:p text:style-name="P2">reported approximately five weeks after the test date. </text:p>
      <text:p text:style-name="P2">For specific information on score reporting dates </text:p>
      <text:p text:style-name="P2">for paper-delivered administrations, visit </text:p>
      <text:p text:style-name="P2">www.ets.org/gre/score/dates</text:p>
      <text:p text:style-name="P2">. </text:p>
      <text:p text:style-name="P3">Verbal Reasoning score reported on a </text:p>
      <text:p text:style-name="P2">130–170 score scale, in one-point increments</text:p>
      <text:p text:style-name="Standard">•</text:p>
      <text:p text:style-name="P2">A Quantitative Reasoning score reported on a </text:p>
      <text:p text:style-name="P2">130–170 score scale, in one-point increments</text:p>
      <text:p text:style-name="Standard">•</text:p>
      <text:p text:style-name="P2">An Analytical Writing score reported on a 0–6 </text:p>
      <text:p text:style-name="P2">score scale, in half-point increments</text:p>
      <text:p text:style-name="P2"/>
      <text:p text:style-name="P2"/>
      <text:p text:style-name="P2">Verbal Reasoning Question Types</text:p>
      <text:p text:style-name="P2">The Verbal Reasoning measure contains three types</text:p>
      <text:p text:style-name="P2">of questions:</text:p>
      <text:p text:style-name="P2">• Reading Comprehension questions</text:p>
      <text:p text:style-name="P2">• Text Completion questions</text:p>
      <text:p text:style-name="P2">• Sentence Equivalence question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4:38.095465347</meta:creation-date>
    <dc:date>2018-09-30T17:28:56.096411022</dc:date>
    <meta:editing-duration>PT3H39M52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1" meta:paragraph-count="39" meta:word-count="241" meta:character-count="1539" meta:non-whitespace-character-count="1332"/>
  </office:meta>
</office:document-meta>
</file>